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ab4" officeooo:paragraph-rsid="000d9fb4"/>
    </style:style>
    <style:style style:name="P2" style:family="paragraph" style:parent-style-name="Standard">
      <style:text-properties officeooo:rsid="0019130b" officeooo:paragraph-rsid="000d9fb4"/>
    </style:style>
    <style:style style:name="P3" style:family="paragraph" style:parent-style-name="Standard">
      <style:text-properties officeooo:rsid="001a64b6" officeooo:paragraph-rsid="000d9fb4"/>
    </style:style>
    <style:style style:name="P4" style:family="paragraph" style:parent-style-name="Standard">
      <style:text-properties officeooo:rsid="001a7c78" officeooo:paragraph-rsid="000d9f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dy {</text:p>
      <text:p text:style-name="P2"><text:s text:c="4"/>font-family: "Work Sans",sans-serif;</text:p>
      <text:p text:style-name="P2"><text:s text:c="4"/>line-height: 1.65;</text:p>
      <text:p text:style-name="P2"><text:s text:c="4"/>letter-spacing: .004em;</text:p>
      <text:p text:style-name="P2">}</text:p>
      <text:p text:style-name="P2"/>
      <text:p text:style-name="P2"/>
      <text:p text:style-name="P2">color: #5f5f5f;</text:p>
      <text:p text:style-name="P2"/>
      <text:p text:style-name="P2">button send message font-size 15px</text:p>
      <text:p text:style-name="P2"/>
      <text:p text:style-name="P2">text-align lal text jowwa el pic center</text:p>
      <text:p text:style-name="P2"/>
      <text:p text:style-name="P2"/>
      <text:p text:style-name="P2"/>
      <text:p text:style-name="P2">agency</text:p>
      <text:p text:style-name="P2">font-size: .93rem;</text:p>
      <text:p text:style-name="P2"><text:s text:c="4"/>letter-spacing: .2em;</text:p>
      <text:p text:style-name="P2"><text:s text:c="4"/>margin-bottom: 1.1rem;</text:p>
      <text:p text:style-name="P2">}</text:p>
      <text:p text:style-name="P2">.nk-subtitle, .nk-subtitle-2 {</text:p>
      <text:p text:style-name="P2"><text:s text:c="4"/>text-transform: uppercase;</text:p>
      <text:p text:style-name="P2"><text:s text:c="4"/>font-family: inherit;</text:p>
      <text:p text:style-name="P2">color #fff </text:p>
      <text:p text:style-name="P2"/>
      <text:p text:style-name="P2">we are eabout to change :</text:p>
      <text:p text:style-name="P2">font-family: "Playfair Display",serif;</text:p>
      <text:p text:style-name="P2">font size : 3.4rem</text:p>
      <text:p text:style-name="P2"/>
      <text:p text:style-name="P2"/>
      <text:p text:style-name="P2">first line font weight 7oo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$ git init myproject</text:p>
      <text:p text:style-name="P3">$ cd myproject</text:p>
      <text:p text:style-name="P3">$ git add .</text:p>
      <text:p text:style-name="P3">$ git commit -m”Important all the code”</text:p>
      <text:p text:style-name="P3"/>
      <text:p text:style-name="P3">doug.$ git checkout master</text:p>
      <text:p text:style-name="P3"/>
      <text:p text:style-name="P4">$ git config –global user.name “Tasneem Rawashdeh”</text:p>
      <text:p text:style-name="P4"><text:tab/><text:tab/><text:tab/> <text:s text:c="2"/>.email “myemail”</text:p>
      <text:p text:style-name="P4"/>
      <text:p text:style-name="P4">$ git iit project1</text:p>
      <text:p text:style-name="P4">$ cd project1</text:p>
      <text:p text:style-name="P4"/>
      <text:p text:style-name="P4">create file1.txt</text:p>
      <text:p text:style-name="P4">$ git add file1.txt</text:p>
      <text:p text:style-name="P4">$ git commit -m”My first commit” // commit message</text:p>
      <text:p text:style-name="P4">git-scm.com/documentation</text:p>
      <text:p text:style-name="P4"/>
      <text:p text:style-name="P1">rep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2:47:55.978422071</meta:creation-date>
    <dc:date>2017-10-02T12:48:02.277933130</dc:date>
    <meta:editing-duration>PT6S</meta:editing-duration>
    <meta:editing-cycles>1</meta:editing-cycles>
    <meta:document-statistic meta:table-count="0" meta:image-count="0" meta:object-count="0" meta:page-count="2" meta:paragraph-count="35" meta:word-count="114" meta:character-count="792" meta:non-whitespace-character-count="677"/>
    <meta:generator>LibreOffice/5.1.6.2$Linux_X86_64 LibreOffice_project/10m0$Build-2</meta:generator>
  </office:meta>
</office:document-meta>
</file>